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5be47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4f51" officeooo:paragraph-rsid="00764f51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79409" officeooo:paragraph-rsid="00779409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a11c" officeooo:paragraph-rsid="0077a1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4fca" officeooo:paragraph-rsid="00784f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f335" officeooo:paragraph-rsid="0079f3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77a11c" officeooo:paragraph-rsid="0077a11c" style:font-size-asian="11pt" style:font-name-complex="Arial" style:font-size-complex="11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64f51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64f51" officeooo:paragraph-rsid="00764f51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4d66f" officeooo:paragraph-rsid="007606d5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a3b90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d998b"/>
    </style:style>
    <style:style style:name="T16" style:family="text">
      <style:text-properties officeooo:rsid="00754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29959422960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5">P</text:span><text:span text:style-name="T4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229978942560">
          <table:table-cell table:style-name="Table1.A2" office:value-type="string">
            <text:p text:style-name="P25">Nous avons:<text:line-break/>- corrigé la question 4 de l'activité 4 (jusqu'au deuxième tirets sur ushain bolt)<text:line-break/>- commencé la tache complexe noté de groupe</text:p>
          </table:table-cell>
          <table:table-cell table:style-name="Table1.A2" office:value-type="string">
            <text:p text:style-name="P26">Pour la prochaine fois:<text:line-break/>- exercices 1,3,4<text:line-break/>- recopier le cours</text:p>
          </table:table-cell>
          <table:table-cell table:style-name="Table1.C2" office:value-type="string">
            <text:p text:style-name="P28">Cours de lactivité4 pour tous au cas o<text:span text:style-name="T16">ù</text:span></text:p>
          </table:table-cell>
        </table:table-row>
      </table:table>
      <text:p text:style-name="P29"/>
      <text:p text:style-name="P16"><text:span text:style-name="T15">1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0">Séance </text:span><text:span text:style-name="T11">_</text:span><text:span text:style-name="T10">: </text:span><text:span text:style-name="T12">Fiche de préparation</text:span><text:span text:style-name="T7"> <text:s/></text:span></text:p>
            <text:p text:style-name="P15"><text:span text:style-name="T7">c</text:span><text:span text:style-name="T6">lasse : <text:s/></text:span><text:span text:style-name="T8">4e</text:span><text:span text:style-name="T9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Finir tache complexe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0">Finir correction act4 q4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1">Correction ex 1,3,4 oral</text:p>
          </table:table-cell>
          <table:table-cell table:style-name="Tableau1.B4" office:value-type="string">
            <text:p text:style-name="P24">Correction impr</text:p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2">Ex 5,6,2</text:p>
            <text:p text:style-name="P23">Bilan question du chapitr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3">+ matériel + tables</text:span></text:p>
          </table:table-cell>
          <table:table-cell table:style-name="Tableau1.B8" office:value-type="string">
            <text:p text:style-name="P10"/>
          </table:table-cell>
          <table:table-cell table:style-name="Tableau1.A8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évaluation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30023967024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4">T</text:span>ravail <text:span text:style-name="T14">non fait</text:span></text:p>
          </table:table-cell>
          <table:table-cell table:style-name="Tableau2.A1" office:value-type="string">
            <text:p text:style-name="P18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7S</meta:editing-duration>
    <meta:editing-cycles>29</meta:editing-cycles>
    <meta:generator>LibreOffice/7.0.4.2$Linux_X86_64 LibreOffice_project/00$Build-2</meta:generator>
    <meta:creation-date>2021-02-04T16:16:38.289524303</meta:creation-date>
    <meta:initial-creator>J Cercy</meta:initial-creator>
    <dc:date>2021-06-10T23:40:09.492530115</dc:date>
    <dc:creator>J Cercy</dc:creator>
    <meta:document-statistic meta:table-count="3" meta:image-count="0" meta:object-count="0" meta:page-count="1" meta:paragraph-count="26" meta:word-count="104" meta:character-count="606" meta:non-whitespace-character-count="521"/>
    <meta:template xlink:type="simple" xlink:actuate="onRequest" xlink:title="fiche_de_prep_type" xlink:href="../fiche_de_prep_type.ott" meta:date="2021-02-04T16:16:36.866451548"/>
  </office:meta>
</office:document-meta>
</file>